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ObjectReplacements/Obj103" manifest:media-type=""/>
  <manifest:file-entry manifest:full-path="Object 1/Obj103" manifest:media-type="application/vnd.sun.star.oleobject"/>
  <manifest:file-entry manifest:full-path="Object 1/"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NewRomanPSMT" svg:font-family="TimesNewRomanPSMT"/>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text-properties style:font-name="Arial" fo:font-size="14pt" style:font-size-asian="14pt" style:font-name-complex="Arial1" style:font-size-complex="14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ext-properties fo:color="#000000" style:font-name="Arial" fo:font-size="14pt" style:font-size-asian="14pt" style:font-name-complex="Arial1" style:font-size-complex="14pt"/>
    </style:style>
    <style:style style:name="P5" style:family="paragraph" style:parent-style-name="Standard" style:master-page-name="Standard">
      <style:paragraph-properties fo:margin-top="0in" fo:margin-bottom="0in" loext:contextual-spacing="false" fo:line-height="100%" fo:text-align="center" style:justify-single-word="false" style:page-number="auto"/>
      <style:text-properties style:font-name="Arial" fo:font-size="14pt" style:font-size-asian="14pt" style:font-name-complex="Arial1" style:font-size-complex="14pt"/>
    </style:style>
    <style:style style:name="P6" style:family="paragraph" style:parent-style-name="Standard">
      <style:paragraph-properties fo:margin-left="0.25in" fo:margin-right="0in" fo:margin-top="0in" fo:margin-bottom="0in" loext:contextual-spacing="false" fo:line-height="100%" fo:text-indent="0in" style:auto-text-indent="false"/>
      <style:text-properties style:font-name="Arial" fo:font-size="14pt" style:font-size-asian="14pt" style:font-name-complex="Arial1" style:font-size-complex="14pt"/>
    </style:style>
    <style:style style:name="P7" style:family="paragraph" style:parent-style-name="Standard">
      <style:paragraph-properties fo:margin-left="0.5in" fo:margin-right="0in" fo:margin-top="0in" fo:margin-bottom="0in" loext:contextual-spacing="false" fo:line-height="100%" fo:text-indent="0in" style:auto-text-indent="false"/>
    </style:style>
    <style:style style:name="P8" style:family="paragraph" style:parent-style-name="Standard">
      <style:paragraph-properties fo:margin-left="0.1252in" fo:margin-right="0in" fo:margin-top="0in" fo:margin-bottom="0in" loext:contextual-spacing="false" fo:line-height="100%" fo:text-indent="0in" style:auto-text-indent="false"/>
      <style:text-properties style:font-name="Arial" fo:font-size="14pt" style:font-size-asian="14pt" style:font-name-complex="Arial1" style:font-size-complex="14pt"/>
    </style:style>
    <style:style style:name="P9" style:family="paragraph" style:parent-style-name="Standard">
      <style:paragraph-properties fo:margin-left="0.1252in" fo:margin-right="0in" fo:margin-top="0in" fo:margin-bottom="0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line-height="100%" fo:text-indent="0.25in" style:auto-text-indent="false"/>
      <style:text-properties style:font-name="Arial" fo:font-size="14pt" style:font-size-asian="14pt" style:font-name-complex="Arial1" style:font-size-complex="14pt"/>
    </style:style>
    <style:style style:name="P11" style:family="paragraph" style:parent-style-name="List_20_Paragraph" style:list-style-name="WWNum2">
      <style:paragraph-properties fo:margin-top="0in" fo:margin-bottom="0in" loext:contextual-spacing="true" fo:line-height="100%"/>
    </style:style>
    <style:style style:name="P12" style:family="paragraph" style:parent-style-name="List_20_Paragraph" style:list-style-name="WWNum3">
      <style:paragraph-properties fo:margin-top="0in" fo:margin-bottom="0in" loext:contextual-spacing="true" fo:line-height="100%"/>
    </style:style>
    <style:style style:name="P13" style:family="paragraph" style:parent-style-name="List_20_Paragraph" style:list-style-name="WWNum9">
      <style:paragraph-properties fo:margin-top="0in" fo:margin-bottom="0in" loext:contextual-spacing="true" fo:line-height="100%"/>
    </style:style>
    <style:style style:name="P14" style:family="paragraph" style:parent-style-name="List_20_Paragraph" style:list-style-name="WWNum10">
      <style:paragraph-properties fo:margin-top="0in" fo:margin-bottom="0in" loext:contextual-spacing="true" fo:line-height="100%"/>
    </style:style>
    <style:style style:name="P15"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T1" style:family="text">
      <style:text-properties style:font-name="Arial" fo:font-size="14pt" style:font-size-asian="14pt" style:font-name-complex="Arial1" style:font-size-complex="14pt"/>
    </style:style>
    <style:style style:name="T2" style:family="text">
      <style:text-properties style:font-name="Arial" fo:font-size="14pt" officeooo:rsid="001c0715" style:font-size-asian="14pt" style:font-name-complex="Arial1" style:font-size-complex="14pt"/>
    </style:style>
    <style:style style:name="T3" style:family="text">
      <style:text-properties style:font-name="Arial" fo:font-size="14pt" fo:font-weight="bold" style:font-size-asian="14pt" style:font-weight-asian="bold" style:font-name-complex="Arial1" style:font-size-complex="14pt"/>
    </style:style>
    <style:style style:name="T4" style:family="text">
      <style:text-properties fo:color="#000000" style:font-name="Arial" fo:font-size="14pt" style:font-size-asian="14pt" style:font-name-complex="Arial1" style:font-size-complex="14pt"/>
    </style:style>
    <style:style style:name="T5" style:family="text">
      <style:text-properties style:text-position="super 58%" style:font-name="Arial" fo:font-size="14pt" style:font-size-asian="14pt" style:font-name-complex="Arial1" style:font-size-complex="14pt"/>
    </style:style>
    <style:style style:name="T6" style:family="text">
      <style:text-properties style:font-name="Comic Sans MS" fo:font-size="14pt" style:font-size-asian="14pt" style:font-name-complex="Times New Roman" style:font-size-complex="14pt"/>
    </style:style>
    <style:style style:name="T7" style:family="text">
      <style:text-properties style:font-name="Cambria" fo:font-size="16pt" style:font-name-asian="F" style:font-size-asian="16pt" style:font-name-complex="F" style:font-size-complex="16pt"/>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text:span text:style-name="T1">Your team is to write a program that supports the Bulk Club. <text:s/>Your team</text:span><text:span text:style-name="T4"> must use inheritance, and composition. <text:s text:c="2"/>At least one class must contain a pointer (a copy constructor needs to be written and tested). <text:s text:c="2"/></text:span><text:span text:style-name="T1">Highlight the above. <text:s/>Your team is to write at least 10 agile stories (including description, tasks, test scenarios, and story points) before software is developed). <text:s/>Your team must use an agile management tool (</text:span><text:span text:style-name="T2">Trello</text:span><text:span text:style-name="T1">), Graphical User Interface (GUI) such as QT, DOXYGEN, and GIT. <text:s text:c="3"/>Only team members should have access to their repository. <text:s text:c="2"/></text:span></text:p>
      <text:p text:style-name="P2"/>
      <text:p text:style-name="P3"><text:span text:style-name="T1">The Scrum master should log all team meetings.</text:span></text:p>
      <text:p text:style-name="P2"/>
      <text:p text:style-name="P3"><text:span text:style-name="T4">The team must follow the Scrum process (the Scrum master must document all meetings and the product owner must document the backlog).</text:span></text:p>
      <text:p text:style-name="P4"/>
      <text:p text:style-name="P3"><text:span text:style-name="T4">Sprint schedule:</text:span></text:p>
      <text:p text:style-name="P1"><text:span text:style-name="T1">Schedule:</text:span></text:p>
      <text:p text:style-name="P1"><text:span text:style-name="T1">First checkpoint – September 25</text:span><text:span text:style-name="T5">th</text:span><text:span text:style-name="T1"> – 5 points</text:span></text:p>
      <text:p text:style-name="P1"><text:span text:style-name="T1">Second checkpoint – October 9</text:span><text:span text:style-name="T5">th </text:span><text:span text:style-name="T1">– 5 points</text:span></text:p>
      <text:p text:style-name="P1"><text:span text:style-name="T1">Final checkpoint – October 23</text:span><text:span text:style-name="T5">rd </text:span><text:span text:style-name="T1">–30 points</text:span></text:p>
      <text:p text:style-name="P4"/>
      <text:p text:style-name="P4"/>
      <text:p text:style-name="P3"><text:span text:style-name="T1">Bulk Club has two types of members: Regular and Executive </text:span></text:p>
      <text:p text:style-name="P3"><text:span text:style-name="T1">Member information includes:</text:span></text:p>
      <text:list xml:id="list1670660044" text:style-name="WWNum2">
        <text:list-item>
          <text:p text:style-name="P11"><text:span text:style-name="T1">Member name</text:span></text:p>
        </text:list-item>
        <text:list-item>
          <text:p text:style-name="P11"><text:span text:style-name="T1">Membership number</text:span></text:p>
        </text:list-item>
        <text:list-item>
          <text:p text:style-name="P11"><text:span text:style-name="T1">Membership type</text:span></text:p>
        </text:list-item>
        <text:list-item>
          <text:p text:style-name="P11"><text:span text:style-name="T1">Membership expiration date</text:span></text:p>
        </text:list-item>
        <text:list-item>
          <text:p text:style-name="P11"><text:span text:style-name="T1">Total amount spent (running total)</text:span></text:p>
        </text:list-item>
        <text:list-item>
          <text:p text:style-name="P11"><text:span text:style-name="T1">Rebate amount (Executive members only)</text:span></text:p>
        </text:list-item>
      </text:list>
      <text:p text:style-name="P2"/>
      <text:p text:style-name="P3"><text:span text:style-name="T1">A rebate of 3% of the total amount spent (not to include sales tax) is paid at the close of the year to the Executive members. Regular members pay annual dues of $60.00 and Executive members pay annual dues of $120.00. Your program will use the following files that will be provided:</text:span></text:p>
      <text:p text:style-name="P2"/>
      <text:p text:style-name="P2"/>
      <text:p text:style-name="P2"/>
      <text:list xml:id="list34244456527820" text:continue-numbering="true" text:style-name="WWNum2">
        <text:list-item>
          <text:p text:style-name="P11"><text:soft-page-break/><text:span text:style-name="T1">A membership information file (warehouse shoppers) is provided with the following format:</text:span></text:p>
        </text:list-item>
      </text:list>
      <text:p text:style-name="P6"/>
      <text:p text:style-name="P7"><text:span text:style-name="T1">Customer name <text:s/></text:span></text:p>
      <text:p text:style-name="P7"><text:span text:style-name="T1">Customer membership number <text:s/></text:span></text:p>
      <text:p text:style-name="P7"><text:span text:style-name="T1">Type of customer – Regular or Executive</text:span></text:p>
      <text:p text:style-name="P7"><text:span text:style-name="T1"><text:s/>Membership expiration date</text:span></text:p>
      <text:p text:style-name="P6"/>
      <text:list xml:id="list648199188" text:style-name="WWNum3">
        <text:list-item>
          <text:p text:style-name="P12"><text:span text:style-name="T1">Seven sales files are provided with the following format:</text:span></text:p>
        </text:list-item>
      </text:list>
      <text:p text:style-name="P7"><text:span text:style-name="T1">Purchase date</text:span></text:p>
      <text:p text:style-name="P7"><text:span text:style-name="T1">Customer membership number <text:s/></text:span></text:p>
      <text:p text:style-name="P7"><text:span text:style-name="T1">Item purchased</text:span></text:p>
      <text:p text:style-name="P7"><text:span text:style-name="T1">Sales price <text:s text:c="3"/>quantity purchased </text:span></text:p>
      <text:p text:style-name="P8"/>
      <text:p text:style-name="P9"><text:span text:style-name="T1">Your program should read from the daily sales file and update the members’ information accordingly. As the sales are processed the total amount spent and rebate data for each member should be updated. Assume a sales tax rate of 8 1/4%.</text:span></text:p>
      <text:p text:style-name="P8"/>
      <text:p text:style-name="P3"><text:span text:style-name="T1">Generate the following displays at any time:</text:span></text:p>
      <text:p text:style-name="P10"/>
      <text:list xml:id="list246821466" text:style-name="WWNum9">
        <text:list-item>
          <text:p text:style-name="P13"><text:span text:style-name="T1">A store manager should be able to display a sales report for any given day. It should include a list of items and quantities sold on that day as well names of the members who shopped that day. <text:s/>Display the total revenue for the given day. <text:s/>It should also include number of Executive members and Regular members who shopped during the given day. <text:s/>Your team should provide an option to generate the display by membership type.</text:span></text:p>
        </text:list-item>
        <text:list-item>
          <text:p text:style-name="P13"><text:span text:style-name="T1">A store manager should be able to display the total purchases for all members sorted by membership number. <text:s/>The display should also include a grand total of the purchases. </text:span></text:p>
        </text:list-item>
        <text:list-item>
          <text:p text:style-name="P13"><text:span text:style-name="T1">A store manager should be able to display the quantity of each item sold sorted by item name and the total revenue for each item.</text:span></text:p>
        </text:list-item>
        <text:list-item>
          <text:p text:style-name="P13"><text:span text:style-name="T1">A store manager should be able to display the rebate of all the Executive members sorted by membership number.</text:span></text:p>
        </text:list-item>
        <text:list-item>
          <text:p text:style-name="P13"><text:span text:style-name="T1">A store manager should be able to enter a month and obtain a display of all members whose memberships expire that month as well as the cost to renew their memberships.</text:span></text:p>
        </text:list-item>
        <text:list-item>
          <text:p text:style-name="P13"><text:span text:style-name="T1">An administrator should be able to add/delete Bulk Club members. </text:span></text:p>
          <text:list>
            <text:list-item>
              <text:p text:style-name="P13"><text:soft-page-break/><text:span text:style-name="T1">Your team should provide the capability to create purchases for the new members to validate your software.</text:span></text:p>
            </text:list-item>
          </text:list>
        </text:list-item>
        <text:list-item>
          <text:p text:style-name="P13"><text:span text:style-name="T1">An administrator should be able to add (with a corresponding price)/delete items from the inventory list. <text:s text:c="3"/></text:span></text:p>
        </text:list-item>
        <text:list-item>
          <text:p text:style-name="P13"><text:span text:style-name="T1">A store manager should be able to enter an item name and display the quantity of that item sold as well as the total revenue for the item.</text:span></text:p>
        </text:list-item>
        <text:list-item>
          <text:p text:style-name="P13"><text:span text:style-name="T1">A store manager should be able to enter a membership number or name and display the total purchases for that member.</text:span></text:p>
        </text:list-item>
        <text:list-item>
          <text:p text:style-name="P13"><text:span text:style-name="T1">Your program should be able to determine if any Regular customer should convert their membership to Executive status.</text:span></text:p>
        </text:list-item>
        <text:list-item>
          <text:p text:style-name="P13"><text:span text:style-name="T1">An administrator should be able to determine if any Executive customer should convert their membership to Regular status.</text:span></text:p>
        </text:list-item>
        <text:list-item>
          <text:p text:style-name="P13"><text:span text:style-name="T1">Your software should require the store manager and administrator to logon to obtain access to your program.</text:span></text:p>
        </text:list-item>
        <text:list-item>
          <text:p text:style-name="P13"><text:span text:style-name="T1">Your software should be able to save all changes between executions.</text:span></text:p>
        </text:list-item>
      </text:list>
      <text:p text:style-name="P2"/>
      <text:p text:style-name="P1"><text:span text:style-name="T1">Please let me know your partners by September 11</text:span><text:span text:style-name="T5">th</text:span><text:span text:style-name="T1"> (two points will be deducted from your score if you do not meet this deadline). All projects are due by October 23</text:span><text:span text:style-name="T5">rd</text:span><text:span text:style-name="T1">. <text:s text:c="2"/></text:span><text:span text:style-name="T3">No late projects will be accepted.</text:span><text:span text:style-name="T1"> <text:s/>Your team must demonstrate your project before it will be graded. <text:s text:c="2"/>Each teammate must identify their accomplishments on the project. Not all team members will necessarily earn the same score.</text:span></text:p>
      <text:p text:style-name="Standard"><text:span text:style-name="T1"><text:s/></text:span></text:p>
      <text:list xml:id="list2100154604" text:style-name="WWNum10">
        <text:list-item>
          <text:p text:style-name="P14"><text:span text:style-name="T1">Design a very readable, easy to use interface to demonstrate your program. <text:s/></text:span></text:p>
        </text:list-item>
        <text:list-item>
          <text:p text:style-name="P14"><text:span text:style-name="T1">Contingency handling should include addressing invalid input. </text:span></text:p>
        </text:list-item>
        <text:list-item>
          <text:p text:style-name="P14"><text:span text:style-name="T1">Write at least 10 agile stories (including description, tasks, test scenarios, and story points) before any software is developed. <text:s/>The team must follow the Scrum process (the Scrum master </text:span><text:span text:style-name="T3">must</text:span><text:span text:style-name="T1"> document all meetings and the product owner must document the backlog).</text:span></text:p>
        </text:list-item>
        <text:list-item>
          <text:p text:style-name="P14"><text:span text:style-name="T1">Submit a UML class diagram, at least three use cases, and at least three state diagrams with your project.</text:span></text:p>
        </text:list-item>
        <text:list-item>
          <text:p text:style-name="P14"><text:span text:style-name="T1">All changes must be persistent between executions. </text:span></text:p>
        </text:list-item>
        <text:list-item>
          <text:p text:style-name="P14"><text:span text:style-name="T1">Each team must use a version control system, graphical user interface tool, automated documentation tool, and an agile </text:span><text:soft-page-break/><text:span text:style-name="T1">management tool. (GITHUB, DOXYGEN, WAFFIO.IO, graphical user interface using software such as QT, etc.)</text:span></text:p>
        </text:list-item>
      </text:list>
      <text:p text:style-name="P2"/>
      <text:p text:style-name="P2"/>
      <text:p text:style-name="P2"><text:bookmark text:name="_GoBack"/></text:p>
      <text:p text:style-name="Standard"><text:span text:style-name="T1">The assignment will be graded using the following scale:</text:span></text:p>
      <text:p text:style-name="Standard"><draw:frame draw:style-name="fr1" text:anchor-type="as-char" svg:width="2.6772in" svg:height="2.0728in" draw:z-index="0"><draw:object xlink:href="./Object 1" xlink:type="simple" xlink:show="embed" xlink:actuate="onLoad"/><draw:image xlink:href="./ObjectReplacements/Object 1"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NewRomanPSMT" svg:font-family="TimesNewRomanPSMT"/>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rial" fo:font-family="Arial" style:font-family-generic="roman" style:font-pitch="variable" fo:font-size="14pt" style:font-name-asian="Calibri1" style:font-family-asian="Calibri" style:font-family-generic-asian="system" style:font-pitch-asian="variable" style:font-size-asian="14pt" style:font-name-complex="TimesNewRomanPSMT1" style:font-family-complex="TimesNewRomanPSMT"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rial" fo:font-family="Arial" style:font-family-generic="roman" style:font-pitch="variable" fo:font-size="14pt" style:font-name-asian="Calibri1" style:font-family-asian="Calibri" style:font-family-generic-asian="system" style:font-pitch-asian="variable" style:font-size-asian="14pt" style:font-name-complex="TimesNewRomanPSMT1" style:font-family-complex="TimesNewRomanPSMT"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imesNewRomanPSMT"/>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TimesNewRomanPSMT"/>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0">
        <style:list-level-properties text:list-level-position-and-space-mode="label-alignment">
          <style:list-level-label-alignment text:label-followed-by="listtab" fo:text-indent="-0.25in" fo:margin-left="0.87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center">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MT1" style:family="text">
      <style:text-properties style:font-name="Comic Sans MS" fo:font-size="14pt" style:font-size-asian="14pt" style:font-name-complex="Times New Roman" style:font-size-complex="14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Bulk Club Class Project</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ulk Club Class Project</dc:title>
    <meta:initial-creator>Jerry</meta:initial-creator>
    <meta:editing-cycles>34</meta:editing-cycles>
    <meta:print-date>2013-03-17T20:31:00</meta:print-date>
    <meta:creation-date>2015-03-05T21:24:00</meta:creation-date>
    <dc:date>2019-07-03T03:42:43.224216338</dc:date>
    <meta:editing-duration>PT3H2M14S</meta:editing-duration>
    <meta:generator>LibreOffice/6.0.7.3$Linux_X86_64 LibreOffice_project/00m0$Build-3</meta:generator>
    <meta:document-statistic meta:table-count="0" meta:image-count="0" meta:object-count="1" meta:page-count="4" meta:paragraph-count="54" meta:word-count="880" meta:character-count="5282" meta:non-whitespace-character-count="443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NewRomanPSMT" svg:font-family="TimesNewRomanPSMT" style:font-family-generic="system" style:font-pitch="variable"/>
  </office:font-face-decls>
  <office:automatic-styles>
    <style:style style:name="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P2" style:family="paragraph" style:parent-style-name="Standard" style:master-page-name="Standard">
      <style:paragraph-properties style:page-number="auto"/>
    </style:style>
    <style:style style:name="T1" style:family="text">
      <style:text-properties style:font-name="Comic Sans MS" fo:font-size="14pt" style:font-size-asian="14pt" style:font-name-complex="Times New Roman" style:font-size-complex="14pt"/>
    </style:style>
    <style:style style:name="T2" style:family="text">
      <style:text-properties style:font-name="Cambria" fo:font-size="16pt" style:font-name-asian="F" style:font-size-asian="16pt" style:font-name-complex="F" style:font-size-complex="16pt"/>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bject1" text:anchor-type="as-char" svg:width="2.6874in" svg:height="1.8957in" draw:z-index="0"><draw:object-ole xlink:href="./Obj103" xlink:type="simple" xlink:show="embed" xlink:actuate="onLoad"/><draw:image xlink:href="./ObjectReplacements/Obj103"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size-asian="14pt" style:font-name-complex="TimesNewRomanPSMT" style:font-family-complex="TimesNewRomanPSMT"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4pt" style:font-name-asian="Calibri1" style:font-family-asian="Calibri" style:font-family-generic-asian="system" style:font-pitch-asian="variable" style:font-size-asian="14pt" style:font-name-complex="TimesNewRomanPSMT" style:font-family-complex="TimesNewRomanPSMT"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TimesNewRomanPSMT"/>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TimesNewRomanPSMT"/>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10">
        <style:list-level-properties text:list-level-position-and-space-mode="label-alignment">
          <style:list-level-label-alignment text:label-followed-by="listtab" fo:text-indent="-0.25in" fo:margin-left="0.87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7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center">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border-line-width-bottom="0.0417in 0.0102in 0.0102in" fo:padding-left="0in" fo:padding-right="0in" fo:padding-top="0in" fo:padding-bottom="0.0138in" fo:border-left="none" fo:border-right="none" fo:border-top="none" fo:border-bottom="4.51pt double #622423"/>
    </style:style>
    <style:style style:name="MT1" style:family="text">
      <style:text-properties style:font-name="Comic Sans MS" fo:font-size="14pt" style:font-size-asian="14pt" style:font-name-complex="Times New Roman" style:font-size-complex="14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text:s text:c="5"/></text:span></text:p>
        <text:p text:style-name="Header"/>
      </style:header>
    </style:master-page>
  </office:master-styles>
</office:document-styles>
</file>